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dd7" officeooo:paragraph-rsid="00195dd7"/>
    </style:style>
    <style:style style:name="P2" style:family="paragraph" style:parent-style-name="Standard">
      <style:text-properties officeooo:rsid="00195dd7" officeooo:paragraph-rsid="001f59df"/>
    </style:style>
    <style:style style:name="T1" style:family="text">
      <style:text-properties officeooo:rsid="001b099f"/>
    </style:style>
    <style:style style:name="T2" style:family="text">
      <style:text-properties officeooo:rsid="001c921d"/>
    </style:style>
    <style:style style:name="T3" style:family="text">
      <style:text-properties officeooo:rsid="001e1e38"/>
    </style:style>
    <style:style style:name="T4" style:family="text">
      <style:text-properties officeooo:rsid="001f59df"/>
    </style:style>
    <style:style style:name="T5" style:family="text">
      <style:text-properties officeooo:rsid="002292ca"/>
    </style:style>
    <style:style style:name="T6" style:family="text">
      <style:text-properties officeooo:rsid="0023de75"/>
    </style:style>
    <style:style style:name="T7" style:family="text">
      <style:text-properties officeooo:rsid="0024d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anglais</text:p>
      <text:p text:style-name="P1"/>
      <text:p text:style-name="P2">Introduction<text:span text:style-name="T4">G</text:span></text:p>
      <text:p text:style-name="P2"><text:span text:style-name="T4">H</text:span>istorique <text:span text:style-name="T2">G</text:span></text:p>
      <text:p text:style-name="P1">Catastrophes <text:span text:style-name="T2">G</text:span></text:p>
      <text:p text:style-name="P1">Probl<text:span text:style-name="T6">èmes</text:span></text:p>
      <text:p text:style-name="P1">-age des centrales <text:span text:style-name="T5">G</text:span></text:p>
      <text:p text:style-name="P1">-<text:span text:style-name="T1">déchets radioactifs X</text:span></text:p>
      <text:p text:style-name="P1">-EPR <text:span text:style-name="T6">X</text:span></text:p>
      <text:p text:style-name="P1">Economie &amp; indépendance <text:span text:style-name="T3">X</text:span></text:p>
      <text:p text:style-name="P1">Sortie nucléaire à l’étranger <text:span text:style-name="T3">X</text:span></text:p>
      <text:p text:style-name="P1">Conclusion <text:span text:style-name="T7">G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3:37:29.161845230</meta:creation-date>
    <dc:date>2018-10-21T19:46:01.546034137</dc:date>
    <meta:editing-duration>PT4H51M1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8" meta:character-count="177" meta:non-whitespace-character-count="160"/>
  </office:meta>
</office:document-meta>
</file>